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56aec" officeooo:paragraph-rsid="00056aec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65f1daa-7fff-4498-bd12-9ad16c48c3a7"/>Labrak Yanis</text:p>
      <text:p text:style-name="P2">RABEFANDROANA Miora </text:p>
      <text:p text:style-name="Text_20_body"/>
      <text:p text:style-name="P3"><text:span text:style-name="T1">La création des pharmacies afin de gérer nouveaux types de commerces - </text:span><text:span text:style-name="T2">Abstract Factory / Factory</text:span><text:span text:style-name="T3"> </text:span><text:span text:style-name="T1">[slide 28]</text:span></text:p>
      <text:p text:style-name="Text_20_body"/>
      <text:p text:style-name="P3"><text:span text:style-name="T1">Calcule du prix de vente du produit - </text:span><text:span text:style-name="T2">Template Method</text:span><text:span text:style-name="T3"> </text:span><text:span text:style-name="T1">[slide 8]</text:span></text:p>
      <text:p text:style-name="Text_20_body"/>
      <text:p text:style-name="P3"><text:span text:style-name="T1">Les catégories des pharmacies peuvent être représenté sous la forme du </text:span><text:span text:style-name="T2">Décorateur </text:span><text:span text:style-name="T1">[TP2 - EXO3 ABS]</text:span></text:p>
      <text:p text:style-name="Text_20_body"/>
      <text:p text:style-name="P3"><text:span text:style-name="T1">Lorsqu’un paiement est déclenché, les stocks sont immédiatement mis à jour. - </text:span><text:span text:style-name="T2">Observable </text:span><text:span text:style-name="T1">[Slide 91]</text:span></text:p>
      <text:p text:style-name="Text_20_body"/>
      <text:p text:style-name="P3"><text:span text:style-name="T1">Le système de gestion de stocks est amené à évoluer fréquemment, de même que les types de compte. </text:span><text:span text:style-name="T2">Strategy </text:span><text:span text:style-name="T1">[Slide 99]</text:span>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11-10T18:54:19.978000000</dc:date>
    <meta:editing-duration>PT54S</meta:editing-duration>
    <meta:editing-cycles>4</meta:editing-cycles>
    <meta:document-statistic meta:table-count="0" meta:image-count="0" meta:object-count="0" meta:page-count="1" meta:paragraph-count="8" meta:word-count="86" meta:character-count="518" meta:non-whitespace-character-count="437"/>
  </office:meta>
</office:document-meta>
</file>